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8000" draw:marker-end="Arrow_20_concave" draw:marker-end-width="0.178cm" draw:fill="none" draw:textarea-vertical-align="middle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203cm" svg:y1="3.204cm" svg:x2="4.092cm" svg:y2="4.093cm">
          <text:p/>
        </draw:line>
        <draw:line draw:style-name="gr1" draw:text-style-name="P1" draw:layer="layout" svg:x1="2.063cm" svg:y1="3.204cm" svg:x2="2.063cm" svg:y2="4.093cm">
          <text:p/>
        </draw:line>
        <draw:line draw:style-name="gr1" draw:text-style-name="P1" draw:layer="layout" svg:x1="3.206cm" svg:y1="2.068cm" svg:x2="4.095cm" svg:y2="2.059cm">
          <text:p/>
        </draw:line>
        <draw:line draw:style-name="gr1" draw:text-style-name="P1" draw:layer="layout" svg:x1="0.912cm" svg:y1="3.204cm" svg:x2="0.023cm" svg:y2="4.093cm">
          <text:p/>
        </draw:line>
        <draw:line draw:style-name="gr1" draw:text-style-name="P1" draw:layer="layout" svg:x1="0.909cm" svg:y1="0.917cm" svg:x2="0.02cm" svg:y2="0.028cm">
          <text:p/>
        </draw:line>
        <draw:line draw:style-name="gr1" draw:text-style-name="P1" draw:layer="layout" svg:x1="0.911cm" svg:y1="2.069cm" svg:x2="0.022cm" svg:y2="2.06cm">
          <text:p/>
        </draw:line>
        <draw:line draw:style-name="gr1" draw:text-style-name="P1" draw:layer="layout" svg:x1="2.063cm" svg:y1="0.917cm" svg:x2="2.063cm" svg:y2="0.028cm">
          <text:p/>
        </draw:line>
        <draw:line draw:style-name="gr1" draw:text-style-name="P1" draw:layer="layout" svg:x1="3.203cm" svg:y1="0.917cm" svg:x2="4.092cm" svg:y2="0.028cm">
          <text:p/>
        </draw:line>
        <draw:line draw:style-name="gr2" draw:text-style-name="P1" draw:layer="layout" svg:x1="2.064cm" svg:y1="0.376cm" svg:x2="2.064cm" svg:y2="3.805cm">
          <text:p/>
        </draw:line>
        <draw:line draw:style-name="gr2" draw:text-style-name="P1" draw:layer="layout" svg:x1="3.204cm" svg:y1="0.377cm" svg:x2="3.204cm" svg:y2="3.806cm">
          <text:p/>
        </draw:line>
        <draw:line draw:style-name="gr2" draw:text-style-name="P1" draw:layer="layout" svg:x1="0.909cm" svg:y1="0.378cm" svg:x2="0.909cm" svg:y2="3.807cm">
          <text:p/>
        </draw:line>
        <draw:line draw:style-name="gr2" draw:text-style-name="P1" draw:layer="layout" svg:x1="0.281cm" svg:y1="3.205cm" svg:x2="3.837cm" svg:y2="3.205cm">
          <text:p/>
        </draw:line>
        <draw:line draw:style-name="gr2" draw:text-style-name="P1" draw:layer="layout" svg:x1="0.281cm" svg:y1="2.065cm" svg:x2="3.837cm" svg:y2="2.065cm">
          <text:p/>
        </draw:line>
        <draw:line draw:style-name="gr2" draw:text-style-name="P1" draw:layer="layout" svg:x1="0.281cm" svg:y1="0.92cm" svg:x2="3.837cm" svg:y2="0.92cm">
          <text:p/>
        </draw:line>
        <draw:custom-shape draw:style-name="gr3" draw:text-style-name="P2" draw:layer="layout" svg:width="0.254cm" svg:height="0.254cm" svg:x="1.936cm" svg:y="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3.075cm" svg:y="3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.936cm" svg:y="3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0.785cm" svg:y="3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0.786cm" svg:y="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3.079cm" svg:y="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3.076cm" svg:y="0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1.937cm" svg:y="0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0.786cm" svg:y="0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5cm" fo:margin-bottom="0.5cm" fo:margin-left="0.5cm" fo:margin-right="0.5cm" fo:page-width="4.115cm" fo:page-height="4.1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zequiel Fogliatto</meta:initial-creator>
    <meta:creation-date>2019-10-18T11:27:17.778640958</meta:creation-date>
    <dc:date>2020-12-03T11:40:12.478598640</dc:date>
    <meta:editing-duration>PT57M5S</meta:editing-duration>
    <meta:editing-cycles>10</meta:editing-cycles>
    <meta:generator>LibreOffice/6.1.5.2$Linux_X86_64 LibreOffice_project/10$Build-2</meta:generator>
    <dc:creator>Ezequiel Fogliatto</dc:creator>
    <meta:document-statistic meta:object-count="23"/>
  </office:meta>
</office:document-meta>
</file>